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9cc88"/>
    </style:style>
    <style:style style:name="P4" style:family="paragraph" style:parent-style-name="Standard">
      <style:text-properties officeooo:paragraph-rsid="000bef7d"/>
    </style:style>
    <style:style style:name="P5" style:family="paragraph" style:parent-style-name="Standard">
      <style:paragraph-properties fo:break-before="page"/>
      <style:text-properties officeooo:paragraph-rsid="0009cc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c8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9cc88"/>
    </style:style>
    <style:style style:name="T5" style:family="text">
      <style:text-properties officeooo:rsid="000bef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on Testing Task — Playwright Project</text:p>
      <text:p text:style-name="Standard"/>
      <text:p text:style-name="P2">Objective:</text:p>
      <text:p text:style-name="Standard"/>
      <text:p text:style-name="Standard"><text:tab/>You will design and implement automated tests using Playwright to ensure critical application flows are functioning correctly. The goal is to build a reliable, maintainable test suite that validates both frontend UI behavior and backend API consistency for <text:a xlink:type="simple" xlink:href="https://ioto-marketplace.semiotic.eu/" text:style-name="Internet_20_link" text:visited-style-name="Visited_20_Internet_20_Link">https://ioto-marketplace.semiotic.eu/</text:a></text:p>
      <text:p text:style-name="Standard"/>
      <text:p text:style-name="Standard">Research best practices for writing automated tests using Playwright, based on the official Playwright documentation and reputable sources. </text:p>
      <text:p text:style-name="P2"/>
      <text:p text:style-name="P2">Task Requirements:</text:p>
      <text:p text:style-name="Standard"/>
      <text:p text:style-name="Standard"><text:s/><text:span text:style-name="T1"><text:s text:c="3"/></text:span><text:span text:style-name="T2">1. </text:span><text:span text:style-name="T3">Test Planning</text:span></text:p>
      <text:p text:style-name="Standard"/>
      <text:p text:style-name="Standard"><text:s text:c="8"/>- Identify and document at least 5 key user flows in the application (e.g., login, registration, search, checkout, profile update).</text:p>
      <text:p text:style-name="Standard"/>
      <text:p text:style-name="Standard"><text:s text:c="8"/>- For each flow, write detailed test cases using a clear and structured format (e.g., Given-When-Then or similar).</text:p>
      <text:p text:style-name="Standard"/>
      <text:p text:style-name="Standard"><text:s text:c="4"/><text:span text:style-name="T2">2. </text:span><text:span text:style-name="T3">Test Automation with Playwright</text:span></text:p>
      <text:p text:style-name="Standard"/>
      <text:p text:style-name="Standard"><text:s text:c="8"/>- Implement automated tests in Playwright + TypeScript/JavaScript.</text:p>
      <text:p text:style-name="Standard"/>
      <text:p text:style-name="Standard"><text:s text:c="8"/>- Use page object model (POM) structure for maintainability.</text:p>
      <text:p text:style-name="Standard"/>
      <text:p text:style-name="Standard"><text:s text:c="7"/><text:span text:style-name="T1"><text:s/>-</text:span><text:span text:style-name="T3">Cover:</text:span></text:p>
      <text:p text:style-name="Standard"/>
      <text:p text:style-name="Standard"><text:s text:c="12"/>Form validations</text:p>
      <text:p text:style-name="Standard"/>
      <text:p text:style-name="Standard"><text:s text:c="12"/>Button/link behavior</text:p>
      <text:p text:style-name="Standard"/>
      <text:p text:style-name="Standard"><text:s text:c="12"/>Redirects and state persistence (e.g., session/cookies)</text:p>
      <text:p text:style-name="Standard"/>
      <text:p text:style-name="Standard"><text:s text:c="12"/>Error handling and edge cases</text:p>
      <text:p text:style-name="Standard"/>
      <text:p text:style-name="Standard"><text:s text:c="8"/>- Ensure the tests run in headless mode and are CI/CD ready.</text:p>
      <text:p text:style-name="Standard"/>
      <text:p text:style-name="Standard"><text:s text:c="3"/><text:span text:style-name="T1"><text:s text:c="2"/></text:span><text:span text:style-name="T2">3. </text:span><text:span text:style-name="T3">API Validation</text:span></text:p>
      <text:p text:style-name="Standard"/>
      <text:p text:style-name="Standard"><text:s text:c="8"/>- Intercept and assert API requests and responses for the tested flows.</text:p>
      <text:p text:style-name="Standard"/>
      <text:p text:style-name="Standard"><text:s text:c="8"/>- Validate data shown in the frontend (e.g., tables, form inputs, user info) matches the data returned by the API.</text:p>
      <text:p text:style-name="Standard"/>
      <text:p text:style-name="Standard">- Compare dynamic values such as user names, IDs, statuses, or timestamps.</text:p>
      <text:p text:style-name="Standard"/>
      <text:p text:style-name="Standard"><text:soft-page-break/></text:p>
      <text:p text:style-name="Standard"/>
      <text:p text:style-name="Standard"/>
      <text:p text:style-name="Standard"><text:s text:c="4"/><text:span text:style-name="T2">4</text:span><text:span text:style-name="T4">. </text:span>Test Stability &amp; Coverage</text:p>
      <text:p text:style-name="Standard"/>
      <text:p text:style-name="Standard"><text:s text:c="8"/>- Use techniques like waitForResponse, expect(...).toHaveText(...), and custom matchers to ensure stable and reliable tests.</text:p>
      <text:p text:style-name="Standard"/>
      <text:p text:style-name="Standard"><text:s text:c="7"/>- Handle flakiness due to animations, delayed network responses, or async loading.</text:p>
      <text:p text:style-name="Standard"/>
      <text:p text:style-name="Standard"><text:s text:c="7"/>- Add logic for testing with multiple data sets (e.g., different user roles, edge-case inputs).</text:p>
      <text:p text:style-name="Standard"/>
      <text:p text:style-name="Standard"><text:s text:c="4"/><text:span text:style-name="T2">5.</text:span><text:span text:style-name="T4"> </text:span>Code Quality</text:p>
      <text:p text:style-name="Standard"/>
      <text:p text:style-name="Standard"><text:s text:c="7"/>- Write clean, readable, and DRY code.</text:p>
      <text:p text:style-name="Standard"/>
      <text:p text:style-name="Standard"><text:s text:c="7"/>- Use consistent naming, comments where needed, and avoid duplications.</text:p>
      <text:p text:style-name="Standard"/>
      <text:p text:style-name="Standard"><text:s text:c="7"/>- Include a short README file explaining how to install, run, and understand the test suite.</text:p>
      <text:p text:style-name="Standard"/>
      <text:p text:style-name="Standard"><text:s text:c="4"/><text:span text:style-name="T2">6. </text:span>Bonus (Optional)</text:p>
      <text:p text:style-name="Standard"/>
      <text:p text:style-name="Standard"><text:s text:c="8"/>- Set up tests to run in GitHub Actions, GitLab CI, or any CI tool.</text:p>
      <text:p text:style-name="Standard"/>
      <text:p text:style-name="Standard"><text:s text:c="8"/>- Create a basic test report (e.g., using Allure, HTML reporter).</text:p>
      <text:p text:style-name="Standard"/>
      <text:p text:style-name="Standard"><text:s text:c="6"/></text:p>
      <text:p text:style-name="P2">Team Collaboration</text:p>
      <text:p text:style-name="Standard"/>
      <text:p text:style-name="P3"><text:s text:c="4"/>- You will work in a team of two. Organize tasks using a shared tool (GitHub).</text:p>
      <text:p text:style-name="P3"><text:s text:c="4"/>- Use Git for version control. Commit regularly with meaningful messages.</text:p>
      <text:p text:style-name="Standard"><text:s text:c="4"/>- Divide work logically (e.g., one focuses more on API/data validation, the other on frontend interaction and stability).</text:p>
      <text:p text:style-name="Standard"/>
      <text:p text:style-name="P2">Deliverables</text:p>
      <text:p text:style-name="Standard"/>
      <text:p text:style-name="Standard"><text:s text:c="4"/><text:span text:style-name="T4">1. </text:span>A GitHub repo (or private repo access) containing:</text:p>
      <text:p text:style-name="Standard"/>
      <text:p text:style-name="P4"><text:s text:c="8"/>- Test cases (as markdown or in a test management tool)</text:p>
      <text:p text:style-name="Standard"/>
      <text:p text:style-name="Standard"><text:s text:c="8"/>- Playwright test <text:span text:style-name="T5">suite and</text:span> scripts</text:p>
      <text:p text:style-name="Standard"/>
      <text:p text:style-name="Standard"><text:s text:c="8"/>- Page Object structure</text:p>
      <text:p text:style-name="Standard"/>
      <text:p text:style-name="Standard"><text:s text:c="8"/>- Documentation (README)</text:p>
      <text:p text:style-name="Standard"/>
      <text:p text:style-name="Standard"><text:s text:c="4"/><text:span text:style-name="T4">2. </text:span>A short report summarizing:</text:p>
      <text:p text:style-name="Standard"/>
      <text:p text:style-name="Standard"><text:s text:c="8"/>- What was tested</text:p>
      <text:p text:style-name="Standard"><text:soft-page-break/></text:p>
      <text:p text:style-name="Standard"><text:s text:c="8"/>- What challenges you encountered</text:p>
      <text:p text:style-name="Standard"/>
      <text:p text:style-name="P3"><text:s text:c="8"/>- How you handled data/API validation</text:p>
      <text:p text:style-name="Standard"/>
      <text:p text:style-name="P3"><text:s text:c="8"/>-What could be improved in the real app, from a QA perspective</text:p>
      <text:p text:style-name="P3"/>
      <text:p text:style-name="P3"><text:s text:c="8"/>- <text:span text:style-name="Strong_20_Emphasis"><text:span text:style-name="T3">Individual contribution</text:span></text:span><text:span text:style-name="T3">: </text:span>Each team member must include a short paragraph explaining their specific contribution and impact in the project (e.g., what they focused on, what they learned, and what value they added to the final result). 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10:15:59.034095200</meta:creation-date>
    <dc:date>2025-08-05T09:12:06.746063100</dc:date>
    <meta:editing-duration>PT22H45M39S</meta:editing-duration>
    <meta:editing-cycles>2</meta:editing-cycles>
    <meta:generator>LibreOffice/25.2.4.2$Windows_X86_64 LibreOffice_project/508ff62361999404a9d3590fe47df713b5888744</meta:generator>
    <meta:document-statistic meta:table-count="0" meta:image-count="0" meta:object-count="0" meta:page-count="4" meta:paragraph-count="49" meta:word-count="465" meta:character-count="3288" meta:non-whitespace-character-count="2573"/>
  </office:meta>
</office:document-meta>
</file>